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>
      <style:paragraph-properties fo:text-align="center" style:justify-single-word="false"/>
      <style:text-properties fo:font-size="28pt" fo:font-weight="bold" officeooo:rsid="0015379c" officeooo:paragraph-rsid="0015379c" style:font-size-asian="28pt" style:font-weight-asian="bold" style:font-size-complex="28pt" style:font-weight-complex="bold"/>
    </style:style>
    <style:style style:name="P2" style:family="paragraph" style:parent-style-name="Standard" style:list-style-name="L1">
      <style:text-properties fo:font-size="20pt" officeooo:rsid="00144a35" officeooo:paragraph-rsid="00144a35" style:font-size-asian="20pt" style:font-size-complex="20pt"/>
    </style:style>
    <style:style style:name="P3" style:family="paragraph" style:parent-style-name="Standard" style:list-style-name="L1">
      <style:text-properties fo:font-size="20pt" officeooo:rsid="0015379c" officeooo:paragraph-rsid="0015379c" style:font-size-asian="20pt" style:font-size-complex="20pt"/>
    </style:style>
    <style:style style:name="P4" style:family="paragraph" style:parent-style-name="Standard">
      <style:text-properties style:font-name="Andale Mono" fo:font-size="20pt" officeooo:rsid="0015379c" officeooo:paragraph-rsid="0015379c" style:font-size-asian="20pt" style:font-size-complex="20pt"/>
    </style:style>
    <style:style style:name="P5" style:family="paragraph" style:parent-style-name="Standard">
      <style:text-properties fo:font-size="20pt" officeooo:rsid="00144a35" officeooo:paragraph-rsid="00144a35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weight="normal" officeooo:rsid="0016ea55" style:font-weight-asian="normal" style:font-weight-complex="normal"/>
    </style:style>
    <style:style style:name="T3" style:family="text">
      <style:text-properties style:font-name="Times New Roman" fo:font-weight="normal" officeooo:rsid="00198736" style:font-weight-asian="normal" style:font-weight-complex="normal"/>
    </style:style>
    <style:style style:name="T4" style:family="text">
      <style:text-properties style:font-name="Times New Roman" officeooo:rsid="0016ea55"/>
    </style:style>
    <style:style style:name="T5" style:family="text">
      <style:text-properties style:font-name="Times New Roman" officeooo:rsid="00198736"/>
    </style:style>
    <style:style style:name="T6" style:family="text">
      <style:text-properties style:font-name="Times New Roman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>Техническое задание</text:p>
        </text:list-header>
        <text:list-item>
          <text:p text:style-name="P2"><text:span text:style-name="T1">Название игры: </text:span><text:span text:style-name="T2">Наназмейка</text:span></text:p>
        </text:list-item>
        <text:list-item>
          <text:p text:style-name="P2"><text:span text:style-name="T1">Жанр игры: </text:span><text:span text:style-name="T3">Аркада</text:span></text:p>
        </text:list-item>
        <text:list-item>
          <text:p text:style-name="P2"><text:span text:style-name="T1">Сюжет:</text:span> <text:span text:style-name="T4">Скучно играть в змейку одному? Играйте вдвоём! Игра на двоих Наназмейка даст вам кучу эмоций от соревнования со своим </text:span><text:span text:style-name="T5">сопе</text:span><text:span text:style-name="T4">рником :)</text:span></text:p>
        </text:list-item>
        <text:list-item>
          <text:p text:style-name="P2"><text:span text:style-name="T1">Цель игры:</text:span> <text:span text:style-name="T4">Собрать как можно больше яблок и не дать сопернику вырваться вперёд!</text:span></text:p>
        </text:list-item>
        <text:list-item>
          <text:p text:style-name="P3"><text:span text:style-name="T1">Управление:</text:span> <text:span text:style-name="T6">Движение стрелками вправо, влево, </text:span><text:span text:style-name="T4">вверх и вниз.</text:span><text:span text:style-name="T6"> </text:span><text:span text:style-name="T4">Разворот одной кнопкой невозможен. Выход за пределы карты приведёт к окончанию игры.</text:span></text:p>
        </text:list-item>
      </text:list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7:01:47.348461617</meta:creation-date>
    <dc:date>2025-01-28T12:19:00.484247592</dc:date>
    <meta:editing-duration>PT8M28S</meta:editing-duration>
    <meta:editing-cycles>3</meta:editing-cycles>
    <meta:generator>LibreOffice/24.8.3.2$Linux_X86_64 LibreOffice_project/480$Build-2</meta:generator>
    <meta:document-statistic meta:table-count="0" meta:image-count="0" meta:object-count="0" meta:page-count="1" meta:paragraph-count="6" meta:word-count="69" meta:character-count="428" meta:non-whitespace-character-count="371"/>
  </office:meta>
</office:document-meta>
</file>